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氷、溶け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ううぅぅ～～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・・・おい、見てみろ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ひゃ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割れるまで耐え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を制止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ううぅぅぅん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ふぅ・・・っ</text:p>
          </table:table-cell>
          <table:table-cell table:style-name="ce0" office:value-type="string">
            <text:p>Map054</text:p>
          </table:table-cell>
          <table:table-cell table:style-name="ce0"/>
          <table:table-cell table:style-name="ce0" office:value-type="string">
            <text:p>Huu... huu...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びしょびしょ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ぎゃーーーーー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ん？　どうした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？　なに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ぇ・・・ぉ・・・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うわぁ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・・・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